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5000003A7E1A71D41D97F1A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2925in" draw:z-index="0"><draw:image xlink:href="Pictures/1000000000000405000003A7E1A71D41D97F1A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6:07:27.709915484</meta:creation-date>
    <meta:print-date>2017-03-02T06:07:37.926176668</meta:print-date>
    <dc:date>2017-03-02T06:08:26.280622382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